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76" calcext:value-type="float">
            <text:p>176</text:p>
          </table:table-cell>
          <table:table-cell table:formula="of:=[.D129]-40"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olid repo state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2:22:29.831190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9T22:27:53.142030931</dc:date>
    <meta:editing-duration>P1DT2H26M37S</meta:editing-duration>
    <meta:editing-cycles>338</meta:editing-cycles>
    <meta:document-statistic meta:table-count="1" meta:cell-count="283" meta:object-count="0"/>
  </office:meta>
</office:document-meta>
</file>